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8" style:family="paragraph" style:parent-style-name="Table_20_Contents">
      <style:text-properties officeooo:rsid="00100dd2" officeooo:paragraph-rsid="00100dd2"/>
    </style:style>
    <style:style style:name="P9" style:family="paragraph" style:parent-style-name="Table_20_Contents">
      <style:paragraph-properties fo:margin-top="0cm" fo:margin-bottom="0cm" style:contextual-spacing="false"/>
    </style:style>
    <style:style style:name="P10" style:family="paragraph" style:parent-style-name="Table_20_Contents">
      <style:paragraph-properties fo:margin-top="0cm" fo:margin-bottom="0cm" style:contextual-spacing="false"/>
      <style:text-properties officeooo:rsid="00100dd2" officeooo:paragraph-rsid="00100dd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0dd2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esús Morales Palacios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<text:span text:style-name="T3">140</text:span>.. minutos.</text:p>
      <text:p text:style-name="Standard">1. He resuelto todas las dudas que tenía antes de iniciar la sesión de prácticas: <text:span text:style-name="T3">no</text:span>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La parte de fijar las quotas y poner las etiquetas de los label en la segunda parte del guion.</text:p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8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Fijar las quotas y realizar las particiones que los discos trabajar mas con tune2f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8">Algo mas desarrollado sobre el guió que en algunas partes no indica ni que manual debemos de seguir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</text:p>
            <text:p text:style-name="P10"></text:p>
            <text:p text:style-name="P10">jesus@jesus-SO:/$ sudo mke2fs -L LABEL_ext3 dev/sdb1</text:p>
            <text:p text:style-name="P10"></text:p>
            <text:p text:style-name="P10">mke2fs 1.42.9 (4-Feb-2014)</text:p>
            <text:p text:style-name="P10">Etiqueta del sistema de ficheros=LABEL_ext3</text:p>
            <text:p text:style-name="P10">OS type: Linux</text:p>
            <text:p text:style-name="P10">Tamaño del bloque=4096 (bitácora=2)</text:p>
            <text:p text:style-name="P10">Tamaño del fragmento=4096 (bitácora=2)</text:p>
            <text:p text:style-name="P10">Stride=0 blocks, Stripe width=0 blocks</text:p>
            <text:p text:style-name="P10">126208 inodes, 504031 blocks</text:p>
            <text:p text:style-name="P10">25201 blocks (5.00%) reserved for the super user</text:p>
            <text:p text:style-name="P10">Primer bloque de datos=0</text:p>
            <text:p text:style-name="P10">Número máximo de bloques del sistema de ficheros=520093696</text:p>
            <text:p text:style-name="P10">16 bloque de grupos</text:p>
            <text:p text:style-name="P10">32768 bloques por grupo, 32768 fragmentos por grupo</text:p>
            <text:p text:style-name="P10">7888 nodos-i por grupo</text:p>
            <text:p text:style-name="P10">Respaldo del superbloque guardado en los bloques: </text:p>
            <text:p text:style-name="P10"><text:tab/>32768, 98304, 163840, 229376, 294912</text:p>
            <text:p text:style-name="P10">Allocating group tables: hecho <text:s text:c="26"/></text:p>
            <text:p text:style-name="P10">Escribiendo las tablas de nodos-i: hecho <text:s text:c="26"/></text:p>
            <text:p text:style-name="P10">Escribiendo superbloques y la información contable del sistema de ficheros: <text:s/>0/1 <text:s text:c="4"/></text:p>
            <text:p text:style-name="P10">hecho</text:p>
            <text:p text:style-name="P9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5.1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a) Se podria conseguier que el siguiente arranque se ejecute automatica e2fsck de la siguiente manera sin que se haya alcanzado el maximo numero de montajes.</text:p>
            <text:p text:style-name="P10"></text:p>
            <text:p text:style-name="P10">tune2fs -c 0 [device]</text:p>
            <text:p text:style-name="P10">LA opcion -c indica que ejecute e2fsck cuando se haya montado 0 veces es decir sin que se haya montado un minimo de veces como se demanda.</text:p>
            <text:p text:style-name="P10"></text:p>
            <text:p text:style-name="P10">b)Se puede reservar para uso exclusivo un numero de bloques del sistema de archivo con:</text:p>
            <text:p text:style-name="P10"></text:p>
            <text:p text:style-name="P10">tune2fs -Q usrquota</text:p>
            <text:p text:style-name="P9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Mi solución a la <text:span text:style-name="T2">actividad 7.2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yum list</text:p>
            <text:p text:style-name="P8">yum list installed</text:p>
            <text:p text:style-name="P8">Desisntala el paquete que indiquemos</text:p>
            <text:p text:style-name="P8">yum remove tcp_wrappers</text:p>
            <text:p text:style-name="P8">Instala el paquete desinstalado</text:p>
            <text:p text:style-name="P8">yum install tcp_wrappers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8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</text:p>
            <text:p text:style-name="P8">Editamos /etc/fstab</text:p>
            <text:p text:style-name="P8"></text:p>
            <text:p text:style-name="P8">mount -o remount maria/home</text:p>
            <text:p text:style-name="P8">quotacheck -augmv maria/home</text:p>
            <text:p text:style-name="P8">quotan -ugmv</text:p>
            <text:p text:style-name="P8">edquota -u maria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9M57S</meta:editing-duration>
    <meta:generator>LibreOffice/4.2.6.3$Linux_x86 LibreOffice_project/420m0$Build-3</meta:generator>
    <dc:date>2014-10-15T18:57:57.134545253</dc:date>
    <meta:print-date>2011-10-06T10:39:21.37</meta:print-date>
    <meta:document-statistic meta:table-count="10" meta:image-count="1" meta:object-count="0" meta:page-count="3" meta:paragraph-count="64" meta:word-count="413" meta:character-count="2696" meta:non-whitespace-character-count="2225"/>
    <meta:user-defined meta:name="Información 1"/>
    <meta:user-defined meta:name="Información 2"/>
    <meta:user-defined meta:name="Información 3"/>
    <meta:user-defined meta:name="Información 4"/>
  </office:meta>
</office:document-meta>
</file>